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/>
    <style:font-face style:name="Nimbus Roman No9 L" svg:font-family="'Nimbus Roman No9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5.7708in" fo:margin-left="0.4104in" fo:margin-right="0.7438in" table:align="margins" style:writing-mode="lr-tb"/>
    </style:style>
    <style:style style:name="Table1.A" style:family="table-column">
      <style:table-column-properties style:column-width="5.7708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5.7708in" fo:margin-left="0.4104in" fo:margin-right="0.7438in" table:align="margins" style:writing-mode="lr-tb"/>
    </style:style>
    <style:style style:name="Table2.A" style:family="table-column">
      <style:table-column-properties style:column-width="5.7708in" style:rel-column-width="8310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5.7708in" fo:margin-left="0.4104in" fo:margin-right="0.7438in" table:align="margins" style:writing-mode="lr-tb"/>
    </style:style>
    <style:style style:name="Table3.A" style:family="table-column">
      <style:table-column-properties style:column-width="5.7708in" style:rel-column-width="8310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lain_20_Text">
      <style:paragraph-properties fo:text-align="center" style:justify-single-word="false"/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Plain_20_Text">
      <style:text-properties style:font-name="Nimbus Roman No9 L" fo:font-size="12pt" style:font-size-asian="12pt" style:font-size-complex="12pt"/>
    </style:style>
    <style:style style:name="P4" style:family="paragraph" style:parent-style-name="Standard">
      <style:text-properties style:font-name="Nimbus Roman No9 L" fo:font-size="12pt" style:font-size-asian="12pt" style:font-size-complex="12pt"/>
    </style:style>
    <style:style style:name="P5" style:family="paragraph" style:parent-style-name="Horizontal_20_Line">
      <style:text-properties style:font-name="Nimbus Roman No9 L" fo:font-size="12pt" style:font-size-asian="12pt" style:font-size-complex="12pt"/>
    </style:style>
    <style:style style:name="P6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7" style:family="paragraph" style:parent-style-name="Plain_20_Text">
      <style:text-properties style:font-name="Nimbus Roman No9 L" fo:font-size="12pt" style:font-size-asian="12pt" style:font-size-complex="12pt"/>
    </style:style>
    <style:style style:name="P8" style:family="paragraph" style:parent-style-name="Plain_20_Text"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P9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0% 100%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ayce Dowell – Indiana University</text:p>
      <text:p text:style-name="P2"><text:span text:style-name="T1">June 1</text:span>, 2009</text:p>
      <text:p text:style-name="P2">Updated: <text:date style:data-style-name="N76" text:date-value="2009-06-09T09:10:12.99">June 9, 2009</text:date></text:p>
      <text:p text:style-name="P3"/>
      <text:p text:style-name="P3">1. Obtaining the Software</text:p>
      <text:p text:style-name="Horizontal_20_Line"/>
      <text:p text:style-name="P3">The Clean Tools software can be obtained using SVN. <text:s/>For the current version, use the following command:</text:p>
      <text:p text:style-name="P3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3">svn export http://dowellhouse2.dyndns.org/subversion/tags/Cleantools-1.0.2</text:p>
            </table:table-cell>
          </table:table-row>
        </table:table-header-rows>
      </table:table>
      <text:p text:style-name="P3"/>
      <text:p text:style-name="P3">For the development version use:</text:p>
      <text:p text:style-name="P3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svn export http://dowellhouse2.dyndns.org/subversion/trunk/IDL/ALFALFA/deconvolution</text:p>
            </table:table-cell>
          </table:table-row>
        </table:table-header-rows>
      </table:table>
      <text:p text:style-name="P3"/>
      <text:p text:style-name="P3">It is strongly recommended that you avoid the development version and that you use the most current version of the software package as the development version may have unknown errors.</text:p>
      <text:p text:style-name="P3"/>
      <text:p text:style-name="P3">2. <text:s/>Configuration</text:p>
      <text:p text:style-name="Horizontal_20_Line"/>
      <text:p text:style-name="P8">Directory Structure:</text:p>
      <text:p text:style-name="P3">Before the software can be configured and the Clean Tools module built, the files need to be moved to a directory called “deconvolution” that is under the IDL ALFALFA directory. <text:s/>If this directory does not already exist, it needs to be created.</text:p>
      <text:p text:style-name="P3"/>
      <text:p text:style-name="P3">Compiling the Software:</text:p>
      <text:p text:style-name="P3"/>
      <text:p text:style-name="P3"/>
      <text:p text:style-name="P8">IDL Setup:</text:p>
      <text:p text:style-name="P3">The final step is to modify the .idlstartup file to include the path the to Clean Tools software. <text:s/>This requires adding the line:</text:p>
      <text:p text:style-name="P3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3">!path = expand_path('+'+homedir+'ALFALFA/deconvolution')+':' + !path</text:p>
            </table:table-cell>
          </table:table-row>
        </table:table-header-rows>
      </table:table>
      <text:p text:style-name="P4"/>
      <text:p text:style-name="P4"><text:soft-page-break/>after the other ALFLFA path declarations.</text:p>
      <text:p text:style-name="P3"/>
      <text:p text:style-name="P3">3. <text:s/>Testing</text:p>
      <text:p text:style-name="P5"/>
      <text:p text:style-name="P3">After the software has been configured and installed, it can be run though a simple test using IDL. <text:s/>To do thi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/>
    <style:font-face style:name="Nimbus Roman No9 L" svg:font-family="'Nimbus Roman No9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Installing the Clean Tools Package</text:p>
      </style:header>
      <style:footer>
        <text:p text:style-name="P2"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6-01T10:57:36</meta:creation-date>
    <dc:date>2009-06-09T09:10:13</dc:date>
    <meta:editing-cycles>16</meta:editing-cycles>
    <meta:editing-duration>PT22H53M5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1" meta:word-count="200" meta:character-count="1278"/>
  </office:meta>
</office:document-meta>
</file>